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089b" officeooo:paragraph-rsid="001a089b"/>
    </style:style>
    <style:style style:name="P2" style:family="paragraph" style:parent-style-name="Standard">
      <style:text-properties officeooo:rsid="001b629c" officeooo:paragraph-rsid="001b629c"/>
    </style:style>
    <style:style style:name="P3" style:family="paragraph" style:parent-style-name="Standard">
      <style:text-properties officeooo:rsid="001b629c" officeooo:paragraph-rsid="001b629c" fo:background-color="#000000"/>
    </style:style>
    <style:style style:name="P4" style:family="paragraph" style:parent-style-name="Standard">
      <style:text-properties fo:font-size="16pt" fo:font-weight="bold" officeooo:rsid="001a089b" officeooo:paragraph-rsid="001a089b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4pt" fo:font-weight="bold" officeooo:rsid="001a089b" officeooo:paragraph-rsid="001a089b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background-color="#000000"/>
    </style:style>
    <style:style style:name="P7" style:family="paragraph" style:parent-style-name="Footer">
      <style:text-properties officeooo:rsid="001b629c" officeooo:paragraph-rsid="001b629c"/>
    </style:style>
    <style:style style:name="T1" style:family="text">
      <style:text-properties officeooo:rsid="001b629c"/>
    </style:style>
    <style:style style:name="T2" style:family="text">
      <style:text-properties fo:color="#cc6c1d" style:font-name="Consolas" fo:font-size="10pt" style:font-size-asian="10pt"/>
    </style:style>
    <style:style style:name="T3" style:family="text">
      <style:text-properties fo:color="#d9e8f7" style:font-name="Consolas" fo:font-size="10pt" style:font-size-asian="10pt"/>
    </style:style>
    <style:style style:name="T4" style:family="text">
      <style:text-properties fo:color="#f2f200" style:font-name="Consolas" fo:font-size="10pt" style:font-size-asian="10pt"/>
    </style:style>
    <style:style style:name="T5" style:family="text">
      <style:text-properties fo:color="#e6e6fa" style:font-name="Consolas" fo:font-size="10pt" style:font-size-asian="10pt"/>
    </style:style>
    <style:style style:name="T6" style:family="text">
      <style:text-properties fo:color="#e6e6fa" style:font-name="Consolas" fo:font-size="10pt" officeooo:rsid="001b629c" style:font-size-asian="10pt"/>
    </style:style>
    <style:style style:name="T7" style:family="text">
      <style:text-properties fo:color="#6897bb" style:font-name="Consolas" fo:font-size="10pt" style:font-size-asian="10pt"/>
    </style:style>
    <style:style style:name="T8" style:family="text">
      <style:text-properties fo:color="#a7ec21" style:font-name="Consolas" fo:font-size="10pt" style:font-size-asian="10pt"/>
    </style:style>
    <style:style style:name="T9" style:family="text">
      <style:text-properties fo:color="#f9faf4" style:font-name="Consolas" fo:font-size="10pt" style:font-size-asian="10pt"/>
    </style:style>
    <style:style style:name="T10" style:family="text">
      <style:text-properties fo:color="#79abff" style:font-name="Consolas" fo:font-size="10pt" style:font-size-asian="10pt"/>
    </style:style>
    <style:style style:name="T11" style:family="text">
      <style:text-properties fo:color="#17c6a3" style:font-name="Consolas" fo:font-size="10pt" style:font-size-asian="10pt"/>
    </style:style>
    <style:style style:name="T12" style:family="text">
      <style:text-properties fo:color="#f3ec79" style:font-name="Consolas" fo:font-size="10pt" style:font-size-asian="10pt"/>
    </style:style>
    <style:style style:name="T13" style:family="text">
      <style:text-properties fo:color="#808080" style:font-name="Consolas" fo:font-size="10pt" style:font-size-asian="10pt"/>
    </style:style>
    <style:style style:name="T14" style:family="text">
      <style:text-properties fo:color="#808080" style:font-name="Consolas" fo:font-size="10pt" style:text-underline-style="solid" style:text-underline-width="auto" style:text-underline-color="font-color" style:font-size-asian="10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6">Rapport Graphe Puissance 4</text:span></text:p>
      <text:p text:style-name="P1"/>
      <text:p text:style-name="P4">Objectif :</text:p>
      <text:p text:style-name="P1">Réaliser un programme permettant de jouer contre une IA au jeu puissance 4.</text:p>
      <text:p text:style-name="P1"/>
      <text:p text:style-name="P5">Algorithme Intelligence Artificielle</text:p>
      <text:p text:style-name="P1"/>
      <text:p text:style-name="P1">Fonction bestPlay :</text:p>
      <text:p text:style-name="P1">si derniere branch et niveau de recursivité est sup a 6</text:p>
      <text:p text:style-name="P1"><text:s text:c="2"/>bestPlay(nextKey,0)</text:p>
      <text:p text:style-name="P1">sinon</text:p>
      <text:p text:style-name="P1"><text:s text:c="2"/>si contient hashmap [branchkey] -15 -10 -9 -12 -11</text:p>
      <text:p text:style-name="P1"><text:s text:c="4"/>bestPlay(nextKey,0)</text:p>
      <text:p text:style-name="P1"><text:s text:c="3"/>sinon</text:p>
      <text:p text:style-name="P1"><text:s text:c="4"/>si contient hashmap[branchkey] 15 10 9 12 11</text:p>
      <text:p text:style-name="P1"><text:s text:c="6"/>playBest(branchkey,hashmap)</text:p>
      <text:p text:style-name="P1"><text:s text:c="6"/>return</text:p>
      <text:p text:style-name="P1"><text:s text:c="5"/>sinon</text:p>
      <text:p text:style-name="P1"><text:s text:c="6"/>si recursivitélevel%2==0</text:p>
      <text:p text:style-name="P1"><text:s text:c="8"/>si recursivité level=6</text:p>
      <text:p text:style-name="P1"><text:s text:c="10"/>playadv</text:p>
      <text:p text:style-name="P1"><text:s text:c="10"/>playbest nextbranchkey,recursivitélevel=0)</text:p>
      <text:p text:style-name="P1"><text:s text:c="9"/>sinon</text:p>
      <text:p text:style-name="P1"><text:s text:c="10"/>playadv</text:p>
      <text:p text:style-name="P1"><text:s text:c="10"/>playBeset(branchKey,recursitélevel+1)</text:p>
      <text:p text:style-name="P1"><text:s text:c="8"/>sinon</text:p>
      <text:p text:style-name="P1"><text:s text:c="10"/>si branchkey==null</text:p>
      <text:p text:style-name="P1"><text:s text:c="12"/>get 3 best possibilities</text:p>
      <text:p text:style-name="P1"><text:s text:c="12"/>for each possibilities</text:p>
      <text:p text:style-name="P1"><text:s text:c="14"/>put score into hashmap</text:p>
      <text:p text:style-name="P1"><text:s text:c="14"/>bestPlay(branchkey,recursivité level=2)</text:p>
      <text:p text:style-name="P1"><text:s text:c="11"/>sinon</text:p>
      <text:p text:style-name="P1"><text:s text:c="12"/>get 3 best possibilities</text:p>
      <text:p text:style-name="P1"><text:s text:c="14"/>score dans hashmap[branch] =&gt; premiere possibilité</text:p>
      <text:p text:style-name="P1"><text:s text:c="14"/>for each possibilities</text:p>
      <text:p text:style-name="P1"><text:s text:c="16"/>score dans hashmap[branch]possibilities</text:p>
      <text:p text:style-name="P1"><text:s text:c="16"/>bestplay(branchkey,recursivité level)</text:p>
      <text:p text:style-name="P1"/>
      <text:p text:style-name="P1"/>
      <text:p text:style-name="P1"/>
      <text:p text:style-name="P5">Fonction d’évaluation :</text:p>
      <text:p text:style-name="P1"><text:tab/></text:p>
      <text:p text:style-name="P1"><text:tab/><text:span text:style-name="T1">on fait la somme des jetons alignés dans chaque directions.Plus la somme est élevée plus la fonction d’évaluation renvoie un score élevée.De plus si la somme contient un 3 ou un 4 elle renverra un score plus élevée qu’une fonction contenant uniquement des 2 <text:s/>....Cette fonction renvoie le même score en négatif pour simuler le joueur adverse</text:span></text:p>
      <text:p text:style-name="P1"/>
      <text:p text:style-name="P1"/>
      <text:p text:style-name="P1"/>
      <text:p text:style-name="P2"><text:soft-page-break/>Fonction java :</text:p>
      <text:p text:style-name="P3"><text:span text:style-name="T2"><text:tab/><text:tab/>int</text:span><text:span text:style-name="T3"> </text:span><text:span text:style-name="T4">totdir1</text:span><text:span text:style-name="T5">=</text:span><text:span text:style-name="T7">1</text:span><text:span text:style-name="T5">;</text:span></text:p>
      <text:p text:style-name="P6"><text:span text:style-name="T3"><text:tab/><text:tab/></text:span><text:span text:style-name="T2">int</text:span><text:span text:style-name="T3"> </text:span><text:span text:style-name="T4">totdir2</text:span><text:span text:style-name="T5">=</text:span><text:span text:style-name="T7">1</text:span><text:span text:style-name="T5">;</text:span></text:p>
      <text:p text:style-name="P6"><text:span text:style-name="T3"><text:tab/><text:tab/></text:span><text:span text:style-name="T2">int</text:span><text:span text:style-name="T3"> </text:span><text:span text:style-name="T4">totdir3</text:span><text:span text:style-name="T5">=</text:span><text:span text:style-name="T7">1</text:span><text:span text:style-name="T5">;</text:span></text:p>
      <text:p text:style-name="P6"><text:span text:style-name="T3"><text:tab/><text:tab/></text:span><text:span text:style-name="T2">int</text:span><text:span text:style-name="T3"> </text:span><text:span text:style-name="T4">totdir4</text:span><text:span text:style-name="T5">=</text:span><text:span text:style-name="T7">1</text:span><text:span text:style-name="T5">;</text:span></text:p>
      <text:p text:style-name="P6"><text:span text:style-name="T3"><text:tab/><text:tab/></text:span><text:span text:style-name="T2">int</text:span><text:span text:style-name="T3"> </text:span><text:span text:style-name="T4">somme</text:span><text:span text:style-name="T5">=</text:span><text:span text:style-name="T7">0</text:span><text:span text:style-name="T5">;</text:span></text:p>
      <text:p text:style-name="P6"><text:span text:style-name="T3"><text:tab/><text:tab/></text:span><text:span text:style-name="T2">int</text:span><text:span text:style-name="T3"> </text:span><text:span text:style-name="T4">gau</text:span><text:span text:style-name="T5">=</text:span><text:span text:style-name="T8">evaluationDirection</text:span><text:span text:style-name="T9">(</text:span><text:span text:style-name="T10">plateau</text:span><text:span text:style-name="T5">,</text:span><text:span text:style-name="T3"> </text:span><text:span text:style-name="T10">coup</text:span><text:span text:style-name="T5">,</text:span><text:span text:style-name="T3"> </text:span><text:span text:style-name="T11">"G"</text:span><text:span text:style-name="T9">)</text:span><text:span text:style-name="T5">;</text:span></text:p>
      <text:p text:style-name="P6"><text:span text:style-name="T3"><text:tab/><text:tab/></text:span><text:span text:style-name="T2">int</text:span><text:span text:style-name="T3"> </text:span><text:span text:style-name="T4">d</text:span><text:span text:style-name="T5">=</text:span><text:span text:style-name="T8">evaluationDirection</text:span><text:span text:style-name="T9">(</text:span><text:span text:style-name="T10">plateau</text:span><text:span text:style-name="T5">,</text:span><text:span text:style-name="T3"> </text:span><text:span text:style-name="T10">coup</text:span><text:span text:style-name="T5">,</text:span><text:span text:style-name="T3"> </text:span><text:span text:style-name="T11">"D"</text:span><text:span text:style-name="T9">)</text:span><text:span text:style-name="T5">;</text:span></text:p>
      <text:p text:style-name="P6"><text:span text:style-name="T3"><text:tab/><text:tab/></text:span><text:span text:style-name="T12">totdir1</text:span><text:span text:style-name="T5">+=</text:span><text:span text:style-name="T12">gau</text:span><text:span text:style-name="T5">+</text:span><text:span text:style-name="T12">d</text:span><text:span text:style-name="T5">;</text:span></text:p>
      <text:p text:style-name="P6"><text:span text:style-name="T3"><text:tab/><text:tab/></text:span><text:span text:style-name="T12">result</text:span><text:span text:style-name="T5">.</text:span><text:span text:style-name="T8">put</text:span><text:span text:style-name="T9">(</text:span><text:span text:style-name="T11">"G+D"</text:span><text:span text:style-name="T5">,</text:span><text:span text:style-name="T12">totdir1</text:span><text:span text:style-name="T9">)</text:span><text:span text:style-name="T5">;</text:span></text:p>
      <text:p text:style-name="P6"><text:span text:style-name="T3"><text:tab/><text:tab/></text:span><text:span text:style-name="T12">somme</text:span><text:span text:style-name="T5">+=</text:span><text:span text:style-name="T12">result</text:span><text:span text:style-name="T5">.</text:span><text:span text:style-name="T8">get</text:span><text:span text:style-name="T9">(</text:span><text:span text:style-name="T11">"G+D"</text:span><text:span text:style-name="T9">)</text:span><text:span text:style-name="T5">;</text:span></text:p>
      <text:p text:style-name="P6"><text:span text:style-name="T3"><text:tab/><text:tab/></text:span><text:span text:style-name="T12">gau</text:span><text:span text:style-name="T5">=</text:span><text:span text:style-name="T8">evaluationDirection</text:span><text:span text:style-name="T9">(</text:span><text:span text:style-name="T10">plateau</text:span><text:span text:style-name="T5">,</text:span><text:span text:style-name="T3"> </text:span><text:span text:style-name="T10">coup</text:span><text:span text:style-name="T5">,</text:span><text:span text:style-name="T3"> </text:span><text:span text:style-name="T11">"GN"</text:span><text:span text:style-name="T9">)</text:span><text:span text:style-name="T5">;</text:span></text:p>
      <text:p text:style-name="P6"><text:span text:style-name="T3"><text:tab/><text:tab/></text:span><text:span text:style-name="T12">d</text:span><text:span text:style-name="T5">=</text:span><text:span text:style-name="T8">evaluationDirection</text:span><text:span text:style-name="T9">(</text:span><text:span text:style-name="T10">plateau</text:span><text:span text:style-name="T5">,</text:span><text:span text:style-name="T3"> </text:span><text:span text:style-name="T10">coup</text:span><text:span text:style-name="T5">,</text:span><text:span text:style-name="T3"> </text:span><text:span text:style-name="T11">"DS"</text:span><text:span text:style-name="T9">)</text:span><text:span text:style-name="T5">;</text:span></text:p>
      <text:p text:style-name="P6"><text:span text:style-name="T3"><text:tab/><text:tab/></text:span><text:span text:style-name="T12">totdir2</text:span><text:span text:style-name="T5">+=</text:span><text:span text:style-name="T12">gau</text:span><text:span text:style-name="T5">+</text:span><text:span text:style-name="T12">d</text:span><text:span text:style-name="T5">;</text:span></text:p>
      <text:p text:style-name="P6"><text:span text:style-name="T3"><text:tab/><text:tab/></text:span><text:span text:style-name="T12">result</text:span><text:span text:style-name="T5">.</text:span><text:span text:style-name="T8">put</text:span><text:span text:style-name="T9">(</text:span><text:span text:style-name="T11">"GS+DS"</text:span><text:span text:style-name="T5">,</text:span><text:span text:style-name="T12">totdir2</text:span><text:span text:style-name="T9">)</text:span><text:span text:style-name="T5">;</text:span></text:p>
      <text:p text:style-name="P6"><text:span text:style-name="T3"><text:tab/><text:tab/></text:span><text:span text:style-name="T12">somme</text:span><text:span text:style-name="T5">+=</text:span><text:span text:style-name="T12">totdir2</text:span><text:span text:style-name="T5">;</text:span></text:p>
      <text:p text:style-name="P6"><text:span text:style-name="T3"><text:tab/><text:tab/></text:span><text:span text:style-name="T12">gau</text:span><text:span text:style-name="T5">=</text:span><text:span text:style-name="T8">evaluationDirection</text:span><text:span text:style-name="T9">(</text:span><text:span text:style-name="T10">plateau</text:span><text:span text:style-name="T5">,</text:span><text:span text:style-name="T3"> </text:span><text:span text:style-name="T10">coup</text:span><text:span text:style-name="T5">,</text:span><text:span text:style-name="T3"> </text:span><text:span text:style-name="T11">"DN"</text:span><text:span text:style-name="T9">)</text:span><text:span text:style-name="T5">;</text:span></text:p>
      <text:p text:style-name="P6"><text:span text:style-name="T3"><text:tab/><text:tab/></text:span><text:span text:style-name="T12">d</text:span><text:span text:style-name="T5">=</text:span><text:span text:style-name="T8">evaluationDirection</text:span><text:span text:style-name="T9">(</text:span><text:span text:style-name="T10">plateau</text:span><text:span text:style-name="T5">,</text:span><text:span text:style-name="T3"> </text:span><text:span text:style-name="T10">coup</text:span><text:span text:style-name="T5">,</text:span><text:span text:style-name="T3"> </text:span><text:span text:style-name="T11">"GS"</text:span><text:span text:style-name="T9">)</text:span><text:span text:style-name="T5">;</text:span></text:p>
      <text:p text:style-name="P6"><text:span text:style-name="T3"><text:tab/><text:tab/></text:span><text:span text:style-name="T12">totdir3</text:span><text:span text:style-name="T5">+=</text:span><text:span text:style-name="T12">gau</text:span><text:span text:style-name="T5">+</text:span><text:span text:style-name="T12">d</text:span><text:span text:style-name="T5">;</text:span></text:p>
      <text:p text:style-name="P6"><text:span text:style-name="T3"><text:tab/><text:tab/></text:span><text:span text:style-name="T12">result</text:span><text:span text:style-name="T5">.</text:span><text:span text:style-name="T8">put</text:span><text:span text:style-name="T9">(</text:span><text:span text:style-name="T11">"DN+GS"</text:span><text:span text:style-name="T5">,</text:span><text:span text:style-name="T12">totdir3</text:span><text:span text:style-name="T9">)</text:span><text:span text:style-name="T5">;</text:span></text:p>
      <text:p text:style-name="P6"><text:span text:style-name="T3"><text:tab/><text:tab/></text:span><text:span text:style-name="T12">somme</text:span><text:span text:style-name="T5">+=</text:span><text:span text:style-name="T12">result</text:span><text:span text:style-name="T5">.</text:span><text:span text:style-name="T8">get</text:span><text:span text:style-name="T9">(</text:span><text:span text:style-name="T11">"DN+GS"</text:span><text:span text:style-name="T9">)</text:span><text:span text:style-name="T5">;</text:span></text:p>
      <text:p text:style-name="P6"><text:span text:style-name="T3"><text:tab/><text:tab/></text:span><text:span text:style-name="T12">gau</text:span><text:span text:style-name="T5">=</text:span><text:span text:style-name="T8">evaluationDirection</text:span><text:span text:style-name="T9">(</text:span><text:span text:style-name="T10">plateau</text:span><text:span text:style-name="T5">,</text:span><text:span text:style-name="T3"> </text:span><text:span text:style-name="T10">coup</text:span><text:span text:style-name="T5">,</text:span><text:span text:style-name="T3"> </text:span><text:span text:style-name="T11">"N"</text:span><text:span text:style-name="T9">)</text:span><text:span text:style-name="T5">;</text:span></text:p>
      <text:p text:style-name="P6"><text:span text:style-name="T3"><text:tab/><text:tab/></text:span><text:span text:style-name="T12">d</text:span><text:span text:style-name="T5">=</text:span><text:span text:style-name="T8">evaluationDirection</text:span><text:span text:style-name="T9">(</text:span><text:span text:style-name="T10">plateau</text:span><text:span text:style-name="T5">,</text:span><text:span text:style-name="T3"> </text:span><text:span text:style-name="T10">coup</text:span><text:span text:style-name="T5">,</text:span><text:span text:style-name="T3"> </text:span><text:span text:style-name="T11">"S"</text:span><text:span text:style-name="T9">)</text:span><text:span text:style-name="T5">;</text:span></text:p>
      <text:p text:style-name="P6"><text:span text:style-name="T3"><text:tab/><text:tab/></text:span><text:span text:style-name="T12">totdir4</text:span><text:span text:style-name="T5">+=</text:span><text:span text:style-name="T12">gau</text:span><text:span text:style-name="T5">+</text:span><text:span text:style-name="T12">d</text:span><text:span text:style-name="T5">;</text:span></text:p>
      <text:p text:style-name="P6"><text:span text:style-name="T3"><text:tab/><text:tab/></text:span><text:span text:style-name="T12">result</text:span><text:span text:style-name="T5">.</text:span><text:span text:style-name="T8">put</text:span><text:span text:style-name="T9">(</text:span><text:span text:style-name="T11">"NS"</text:span><text:span text:style-name="T5">,</text:span><text:span text:style-name="T3"> </text:span><text:span text:style-name="T12">totdir4</text:span><text:span text:style-name="T9">)</text:span><text:span text:style-name="T5">;</text:span></text:p>
      <text:p text:style-name="P6"><text:span text:style-name="T3"><text:tab/><text:tab/></text:span><text:span text:style-name="T12">somme</text:span><text:span text:style-name="T5">+=</text:span><text:span text:style-name="T12">totdir4</text:span><text:span text:style-name="T5">;</text:span></text:p>
      <text:p text:style-name="P6"><text:span text:style-name="T3"><text:tab/><text:tab/></text:span><text:span text:style-name="T13">//System.out.println("</text:span><text:span text:style-name="T14">somme</text:span><text:span text:style-name="T13"> : "+</text:span><text:span text:style-name="T14">somme</text:span><text:span text:style-name="T13">+" </text:span><text:span text:style-name="T14">coup</text:span><text:span text:style-name="T13"> <text:s/>: "+Arrays.toString(</text:span><text:span text:style-name="T14">coup</text:span><text:span text:style-name="T13">));</text:span></text:p>
      <text:p text:style-name="P6"><text:span text:style-name="T3"><text:tab/><text:tab/></text:span><text:span text:style-name="T2">if</text:span><text:span text:style-name="T9">(</text:span><text:span text:style-name="T12">result</text:span><text:span text:style-name="T5">.</text:span><text:span text:style-name="T8">containsValue</text:span><text:span text:style-name="T9">(</text:span><text:span text:style-name="T7">4</text:span><text:span text:style-name="T9">))</text:span><text:span text:style-name="T3"> </text:span><text:span text:style-name="T9">{</text:span></text:p>
      <text:p text:style-name="P6"><text:span text:style-name="T3"><text:tab/><text:tab/><text:tab/></text:span><text:span text:style-name="T2">return</text:span><text:span text:style-name="T3"> </text:span><text:span text:style-name="T7">15</text:span><text:span text:style-name="T5">;</text:span></text:p>
      <text:p text:style-name="P6"><text:span text:style-name="T3"><text:tab/><text:tab/></text:span><text:span text:style-name="T9">}</text:span><text:span text:style-name="T2">else</text:span><text:span text:style-name="T3"> </text:span><text:span text:style-name="T9">{</text:span></text:p>
      <text:p text:style-name="P6"><text:span text:style-name="T3"><text:tab/><text:tab/><text:tab/></text:span><text:span text:style-name="T2">switch</text:span><text:span text:style-name="T3"> </text:span><text:span text:style-name="T9">(</text:span><text:span text:style-name="T12">somme</text:span><text:span text:style-name="T9">)</text:span><text:span text:style-name="T3"> </text:span><text:span text:style-name="T9">{</text:span></text:p>
      <text:p text:style-name="P6"><text:span text:style-name="T3"><text:tab/><text:tab/><text:tab/></text:span><text:span text:style-name="T2">case</text:span><text:span text:style-name="T3"> </text:span><text:span text:style-name="T7">4</text:span><text:span text:style-name="T5">:</text:span></text:p>
      <text:p text:style-name="P6"><text:span text:style-name="T3"><text:tab/><text:tab/><text:tab/><text:tab/></text:span><text:span text:style-name="T2">return</text:span><text:span text:style-name="T3"> </text:span><text:span text:style-name="T7">0</text:span><text:span text:style-name="T5">;</text:span></text:p>
      <text:p text:style-name="P6"><text:span text:style-name="T3"><text:tab/><text:tab/><text:tab/></text:span><text:span text:style-name="T2">case</text:span><text:span text:style-name="T3"> </text:span><text:span text:style-name="T7">5</text:span><text:span text:style-name="T5">:</text:span></text:p>
      <text:p text:style-name="P6"><text:span text:style-name="T3"><text:tab/><text:tab/><text:tab/><text:tab/></text:span><text:span text:style-name="T2">return</text:span><text:span text:style-name="T3"> </text:span><text:span text:style-name="T7">1</text:span><text:span text:style-name="T5">;</text:span></text:p>
      <text:p text:style-name="P6"><text:span text:style-name="T3"><text:tab/><text:tab/><text:tab/></text:span><text:span text:style-name="T2">case</text:span><text:span text:style-name="T3"> </text:span><text:span text:style-name="T7">6</text:span><text:span text:style-name="T5">:</text:span></text:p>
      <text:p text:style-name="P6"><text:span text:style-name="T3"><text:tab/><text:tab/><text:tab/><text:tab/></text:span><text:span text:style-name="T2">if</text:span><text:span text:style-name="T9">(</text:span><text:span text:style-name="T5">!</text:span><text:span text:style-name="T12">result</text:span><text:span text:style-name="T5">.</text:span><text:span text:style-name="T8">containsValue</text:span><text:span text:style-name="T9">(</text:span><text:span text:style-name="T7">3</text:span><text:span text:style-name="T9">))</text:span></text:p>
      <text:p text:style-name="P6"><text:span text:style-name="T3"><text:tab/><text:tab/><text:tab/><text:tab/><text:tab/></text:span><text:span text:style-name="T2">return</text:span><text:span text:style-name="T3"> </text:span><text:span text:style-name="T7">2</text:span><text:span text:style-name="T5">;</text:span></text:p>
      <text:p text:style-name="P6"><text:span text:style-name="T3"><text:tab/><text:tab/><text:tab/><text:tab/></text:span><text:span text:style-name="T2">else</text:span></text:p>
      <text:p text:style-name="P6"><text:span text:style-name="T3"><text:tab/><text:tab/><text:tab/><text:tab/><text:tab/></text:span><text:span text:style-name="T2">return</text:span><text:span text:style-name="T3"> </text:span><text:span text:style-name="T7">5</text:span><text:span text:style-name="T5">;</text:span></text:p>
      <text:p text:style-name="P6"><text:span text:style-name="T3"><text:tab/><text:tab/><text:tab/></text:span><text:span text:style-name="T2">case</text:span><text:span text:style-name="T3"> </text:span><text:span text:style-name="T7">7</text:span><text:span text:style-name="T5">:</text:span></text:p>
      <text:p text:style-name="P6"><text:span text:style-name="T3"><text:tab/><text:tab/><text:tab/><text:tab/><text:tab/></text:span><text:span text:style-name="T2">if</text:span><text:span text:style-name="T9">(</text:span><text:span text:style-name="T12">result</text:span><text:span text:style-name="T5">.</text:span><text:span text:style-name="T8">containsValue</text:span><text:span text:style-name="T9">(</text:span><text:span text:style-name="T7">3</text:span><text:span text:style-name="T9">))</text:span></text:p>
      <text:p text:style-name="P6"><text:span text:style-name="T3"><text:tab/><text:tab/><text:tab/><text:tab/><text:tab/><text:tab/></text:span><text:span text:style-name="T2">return</text:span><text:span text:style-name="T3"> </text:span><text:span text:style-name="T7">6</text:span><text:span text:style-name="T5">;</text:span></text:p>
      <text:p text:style-name="P6"><text:span text:style-name="T3"><text:tab/><text:tab/><text:tab/><text:tab/><text:tab/></text:span><text:span text:style-name="T2">else</text:span></text:p>
      <text:p text:style-name="P6"><text:span text:style-name="T3"><text:tab/><text:tab/><text:tab/><text:tab/><text:tab/><text:tab/></text:span><text:span text:style-name="T2">return</text:span><text:span text:style-name="T3"> </text:span><text:span text:style-name="T7">4</text:span><text:span text:style-name="T5">;</text:span></text:p>
      <text:p text:style-name="P6"><text:span text:style-name="T3"><text:tab/><text:tab/><text:tab/></text:span><text:span text:style-name="T2">case</text:span><text:span text:style-name="T3"> </text:span><text:span text:style-name="T7">8</text:span><text:span text:style-name="T5">:</text:span></text:p>
      <text:p text:style-name="P6"><text:span text:style-name="T3"><text:tab/><text:tab/><text:tab/><text:tab/></text:span><text:span text:style-name="T2">if</text:span><text:span text:style-name="T9">(</text:span><text:span text:style-name="T12">result</text:span><text:span text:style-name="T5">.</text:span><text:span text:style-name="T8">containsValue</text:span><text:span text:style-name="T9">(</text:span><text:span text:style-name="T7">3</text:span><text:span text:style-name="T9">))</text:span></text:p>
      <text:p text:style-name="P6"><text:span text:style-name="T3"><text:tab/><text:tab/><text:tab/><text:tab/><text:tab/></text:span><text:span text:style-name="T2">return</text:span><text:span text:style-name="T3"> </text:span><text:span text:style-name="T7">7</text:span><text:span text:style-name="T5">;</text:span></text:p>
      <text:p text:style-name="P6"><text:span text:style-name="T3"><text:tab/><text:tab/><text:tab/><text:tab/></text:span><text:span text:style-name="T2">else</text:span></text:p>
      <text:p text:style-name="P6"><text:span text:style-name="T3"><text:tab/><text:tab/><text:tab/><text:tab/><text:tab/></text:span><text:span text:style-name="T2">return</text:span><text:span text:style-name="T3"> </text:span><text:span text:style-name="T7">4</text:span><text:span text:style-name="T5">;</text:span></text:p>
      <text:p text:style-name="P6"><text:span text:style-name="T3"><text:tab/><text:tab/><text:tab/></text:span><text:span text:style-name="T2">case</text:span><text:span text:style-name="T3"> </text:span><text:span text:style-name="T7">9</text:span><text:span text:style-name="T5">:</text:span></text:p>
      <text:p text:style-name="P6"><text:span text:style-name="T3"><text:tab/><text:tab/><text:tab/><text:tab/></text:span><text:span text:style-name="T2">if</text:span><text:span text:style-name="T9">(</text:span><text:span text:style-name="T12">result</text:span><text:span text:style-name="T5">.</text:span><text:span text:style-name="T8">containsValue</text:span><text:span text:style-name="T9">(</text:span><text:span text:style-name="T7">1</text:span><text:span text:style-name="T9">))</text:span><text:span text:style-name="T3"> </text:span><text:span text:style-name="T9">{</text:span></text:p>
      <text:p text:style-name="P6"><text:span text:style-name="T3"><text:tab/><text:tab/><text:tab/><text:tab/><text:tab/></text:span><text:span text:style-name="T2">return</text:span><text:span text:style-name="T3"> </text:span><text:span text:style-name="T7">9</text:span><text:span text:style-name="T5">;</text:span></text:p>
      <text:p text:style-name="P6"><text:span text:style-name="T3"><text:tab/><text:tab/><text:tab/><text:tab/></text:span><text:span text:style-name="T9">}</text:span><text:span text:style-name="T2">else</text:span><text:span text:style-name="T3"> </text:span><text:span text:style-name="T9">{</text:span></text:p>
      <text:p text:style-name="P6"><text:span text:style-name="T3"><text:tab/><text:tab/><text:tab/><text:tab/><text:tab/></text:span><text:span text:style-name="T2">return</text:span><text:span text:style-name="T3"> </text:span><text:span text:style-name="T7">8</text:span><text:span text:style-name="T5">;</text:span></text:p>
      <text:p text:style-name="P6"><text:span text:style-name="T3"><text:tab/><text:tab/><text:tab/><text:tab/></text:span><text:span text:style-name="T9">}</text:span></text:p>
      <text:p text:style-name="P6"><text:span text:style-name="T3"><text:tab/><text:tab/><text:tab/></text:span><text:span text:style-name="T2">case</text:span><text:span text:style-name="T3"> </text:span><text:span text:style-name="T7">10</text:span><text:span text:style-name="T5">:</text:span></text:p>
      <text:p text:style-name="P6"><text:span text:style-name="T3"><text:tab/><text:tab/><text:tab/><text:tab/></text:span><text:span text:style-name="T2">return</text:span><text:span text:style-name="T3"> </text:span><text:span text:style-name="T7">10</text:span><text:span text:style-name="T5">;</text:span></text:p>
      <text:p text:style-name="P6"><text:span text:style-name="T3"><text:tab/><text:tab/><text:tab/></text:span><text:span text:style-name="T2">case</text:span><text:span text:style-name="T3"> </text:span><text:span text:style-name="T7">11</text:span><text:span text:style-name="T5">:</text:span></text:p>
      <text:p text:style-name="P6"><text:soft-page-break/><text:span text:style-name="T3"><text:tab/><text:tab/><text:tab/><text:tab/></text:span><text:span text:style-name="T2">return</text:span><text:span text:style-name="T3"> </text:span><text:span text:style-name="T7">11</text:span><text:span text:style-name="T5">;</text:span></text:p>
      <text:p text:style-name="P6"><text:span text:style-name="T3"><text:tab/><text:tab/><text:tab/></text:span><text:span text:style-name="T2">case</text:span><text:span text:style-name="T3"> </text:span><text:span text:style-name="T7">12</text:span><text:span text:style-name="T5">:</text:span></text:p>
      <text:p text:style-name="P6"><text:span text:style-name="T3"><text:tab/><text:tab/><text:tab/><text:tab/></text:span><text:span text:style-name="T2">return</text:span><text:span text:style-name="T3"> </text:span><text:span text:style-name="T7">12</text:span><text:span text:style-name="T5">;</text:span></text:p>
      <text:p text:style-name="P6"><text:span text:style-name="T3"><text:tab/><text:tab/><text:tab/></text:span><text:span text:style-name="T2">default</text:span><text:span text:style-name="T5">:</text:span></text:p>
      <text:p text:style-name="P6"><text:span text:style-name="T3"><text:tab/><text:tab/><text:tab/><text:tab/></text:span><text:span text:style-name="T2">return</text:span><text:span text:style-name="T3"> </text:span><text:span text:style-name="T7">0</text:span><text:span text:style-name="T5">;</text:span></text:p>
      <text:p text:style-name="P2"><text:span text:style-name="T3"><text:tab/><text:tab/><text:tab/></text:span><text:span text:style-name="T9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officeooo:rsid="001b629c" officeooo:paragraph-rsid="001b62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homas Palis Gilles Labrousse Bastien Didi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01:15:03.176000000</meta:creation-date>
    <dc:date>2019-04-10T01:32:44.099000000</dc:date>
    <meta:editing-duration>PT7M30S</meta:editing-duration>
    <meta:editing-cycles>1</meta:editing-cycles>
    <meta:document-statistic meta:table-count="0" meta:image-count="0" meta:object-count="0" meta:page-count="3" meta:paragraph-count="103" meta:word-count="298" meta:character-count="2873" meta:non-whitespace-character-count="2221"/>
    <meta:generator>LibreOffice/6.1.4.2$Windows_X86_64 LibreOffice_project/9d0f32d1f0b509096fd65e0d4bec26ddd1938fd3</meta:generator>
  </office:meta>
</office:document-meta>
</file>